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2D20000741E00005222DC5F5D4A4E986EF5.svg" manifest:media-type="image/svg+xml"/>
  <manifest:file-entry manifest:full-path="Pictures/10004D9E0000741E00005222C3B2D930D6739838.svg" manifest:media-type="image/svg+xml"/>
  <manifest:file-entry manifest:full-path="Pictures/10000201000003490000025320E4796D06A983B7.png" manifest:media-type="image/png"/>
  <manifest:file-entry manifest:full-path="Pictures/1000020100000349000002531BE822AF390BE5D3.png" manifest:media-type="image/png"/>
  <manifest:file-entry manifest:full-path="Pictures/1000412A0000741E000052225B4E46420B4B67B7.svg" manifest:media-type="image/svg+xml"/>
  <manifest:file-entry manifest:full-path="Pictures/100002010000034900000253E891736B0D50E07A.png" manifest:media-type="image/png"/>
  <manifest:file-entry manifest:full-path="Pictures/100002010000040000000300E559881498A0A991.png" manifest:media-type="image/png"/>
  <manifest:file-entry manifest:full-path="Pictures/10000201000003490000025347EB2983EC0466EC.png" manifest:media-type="image/png"/>
  <manifest:file-entry manifest:full-path="Pictures/100046560000741E00005222858E66C9C8AC431A.svg" manifest:media-type="image/svg+xml"/>
  <manifest:file-entry manifest:full-path="Pictures/100019BB00004E84000035203C34185B6EE356CE.svg" manifest:media-type="image/svg+xml"/>
  <manifest:file-entry manifest:full-path="Pictures/1000000000000352000003B828830E48FD4E81C3.jpg" manifest:media-type="image/jpeg"/>
  <manifest:file-entry manifest:full-path="Pictures/100002010000034900000253831EC5E590510090.png" manifest:media-type="image/png"/>
  <manifest:file-entry manifest:full-path="Pictures/10000201000005B800000478D70A2DC6901F73C0.png" manifest:media-type="image/png"/>
  <manifest:file-entry manifest:full-path="Pictures/100014A800004E840000352066062BD699D61FE3.svg" manifest:media-type="image/svg+xml"/>
  <manifest:file-entry manifest:full-path="Pictures/1000020100000349000002534E2A3B43566FEE47.png" manifest:media-type="image/png"/>
  <manifest:file-entry manifest:full-path="Pictures/100002010000034900000253E4FD9B8DC19817AA.png" manifest:media-type="image/png"/>
  <manifest:file-entry manifest:full-path="Pictures/100057FE0000741E000052229E3BE9C7A9DD6692.svg" manifest:media-type="image/svg+xml"/>
  <manifest:file-entry manifest:full-path="Pictures/10000201000002F800000202CD246E492D5D332F.png" manifest:media-type="image/png"/>
  <manifest:file-entry manifest:full-path="Pictures/1000173900004E8400003520451F76A14AC29435.svg" manifest:media-type="image/svg+xml"/>
  <manifest:file-entry manifest:full-path="Pictures/100002010000034900000253FF922F221C80E007.png" manifest:media-type="image/png"/>
  <manifest:file-entry manifest:full-path="Pictures/10000201000002F80000020234CDF682499F707E.png" manifest:media-type="image/png"/>
  <manifest:file-entry manifest:full-path="Pictures/100038E70000741E00005222B796A8AD82A0E8B4.svg" manifest:media-type="image/svg+xml"/>
  <manifest:file-entry manifest:full-path="Pictures/10000201000002F800000202D4D035387A9AF430.png" manifest:media-type="image/png"/>
  <manifest:file-entry manifest:full-path="Pictures/10002AF00000741E0000522279BA56296828A5BF.svg" manifest:media-type="image/svg+xml"/>
  <manifest:file-entry manifest:full-path="Pictures/1000322E0000741E00005222BAF8172E6310433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draw:frame draw:style-name="gr1" draw:text-style-name="P1" draw:layer="layout" svg:width="26.877cm" svg:height="20.779cm" svg:x="1.214cm" svg:y="0.221cm">
          <draw:image xlink:href="Pictures/100002010000040000000300E559881498A0A99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xml:id="id2" draw:id="id2">
        <draw:frame draw:style-name="gr3" draw:text-style-name="P3" draw:layer="layout" svg:width="22.2cm" svg:height="3cm" svg:x="3.6cm" svg:y="2.2cm">
          <draw:text-box>
            <text:p text:style-name="P1"><text:span text:style-name="T1">MAGIA XORNIANA</text:span></text:p>
          </draw:text-box>
        </draw:frame>
        <draw:frame draw:style-name="gr3" draw:text-style-name="P4" draw:layer="layout" svg:width="22.2cm" svg:height="3cm" svg:x="3.6cm" svg:y="5cm">
          <draw:text-box>
            <text:p text:style-name="P1"><text:span text:style-name="T2">DÍA UNO</text:span></text:p>
          </draw:text-box>
        </draw:frame>
        <draw:frame draw:style-name="gr4" draw:text-style-name="P5" draw:layer="layout" svg:width="22.2cm" svg:height="5.939cm" svg:x="3.6cm" svg:y="9.8cm">
          <draw:text-box>
            <text:p text:style-name="P1"><text:span text:style-name="T3">INTERCAMBIAR LOS VALORES DE </text:span><text:span text:style-name="T3">DOS VARIABLES, SIN USAR </text:span><text:span text:style-name="T3">VARIABLES INTERMEDIAS NI </text:span><text:span text:style-name="T3">TUPLAS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xml:id="id3" draw:id="id3">
        <draw:frame draw:style-name="gr1" draw:text-style-name="P1" draw:layer="layout" svg:width="20.08cm" svg:height="15.691cm" svg:x="4.72cm" svg:y="3cm">
          <draw:image xlink:href="Pictures/10000201000005B800000478D70A2DC6901F73C0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xml:id="id4" draw:id="id4">
        <office:forms form:automatic-focus="false" form:apply-design-mode="false"/>
        <draw:frame draw:style-name="gr1" draw:text-style-name="P1" draw:layer="layout" svg:width="20.08cm" svg:height="15.691cm" svg:x="4.72cm" svg:y="3cm">
          <draw:image xlink:href="Pictures/100014A800004E840000352066062BD699D61FE3.svg" xlink:type="simple" xlink:show="embed" xlink:actuate="onLoad" loext:mime-type="image/svg+xml">
            <text:p/>
          </draw:image>
          <draw:image xlink:href="Pictures/10000201000002F800000202CD246E492D5D332F.png" xlink:type="simple" xlink:show="embed" xlink:actuate="onLoad" loext:mime-type="image/png"/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xml:id="id5" draw:id="id5">
        <draw:frame draw:style-name="gr1" draw:text-style-name="P1" draw:layer="layout" svg:width="20.08cm" svg:height="15.691cm" svg:x="4.72cm" svg:y="3cm">
          <draw:image xlink:href="Pictures/1000173900004E8400003520451F76A14AC29435.svg" xlink:type="simple" xlink:show="embed" xlink:actuate="onLoad" loext:mime-type="image/svg+xml">
            <text:p/>
          </draw:image>
          <draw:image xlink:href="Pictures/10000201000002F800000202D4D035387A9AF430.png" xlink:type="simple" xlink:show="embed" xlink:actuate="onLoad" loext:mime-type="image/png"/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xml:id="id6" draw:id="id6">
        <draw:frame draw:style-name="gr1" draw:text-style-name="P1" draw:layer="layout" svg:width="20.08cm" svg:height="15.691cm" svg:x="4.72cm" svg:y="3cm">
          <draw:image xlink:href="Pictures/100019BB00004E84000035203C34185B6EE356CE.svg" xlink:type="simple" xlink:show="embed" xlink:actuate="onLoad" loext:mime-type="image/svg+xml">
            <text:p/>
          </draw:image>
          <draw:image xlink:href="Pictures/10000201000002F80000020234CDF682499F707E.png" xlink:type="simple" xlink:show="embed" xlink:actuate="onLoad" loext:mime-type="image/png"/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 xml:id="id7" draw:id="id7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2AF00000741E0000522279BA56296828A5BF.svg" xlink:type="simple" xlink:show="embed" xlink:actuate="onLoad" loext:mime-type="image/svg+xml">
            <text:p/>
          </draw:image>
          <draw:image xlink:href="Pictures/10000201000003490000025347EB2983EC0466EC.png" xlink:type="simple" xlink:show="embed" xlink:actuate="onLoad" loext:mime-type="image/png"/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 xml:id="id8" draw:id="id8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322E0000741E00005222BAF8172E63104334.svg" xlink:type="simple" xlink:show="embed" xlink:actuate="onLoad" loext:mime-type="image/svg+xml">
            <text:p/>
          </draw:image>
          <draw:image xlink:href="Pictures/1000020100000349000002534E2A3B43566FEE47.png" xlink:type="simple" xlink:show="embed" xlink:actuate="onLoad" loext:mime-type="image/png"/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 xml:id="id9" draw:id="id9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38E70000741E00005222B796A8AD82A0E8B4.svg" xlink:type="simple" xlink:show="embed" xlink:actuate="onLoad" loext:mime-type="image/svg+xml">
            <text:p/>
          </draw:image>
          <draw:image xlink:href="Pictures/100002010000034900000253E891736B0D50E07A.png" xlink:type="simple" xlink:show="embed" xlink:actuate="onLoad" loext:mime-type="image/png"/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 xml:id="id10" draw:id="id10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412A0000741E000052225B4E46420B4B67B7.svg" xlink:type="simple" xlink:show="embed" xlink:actuate="onLoad" loext:mime-type="image/svg+xml">
            <text:p text:style-name="P1"/>
          </draw:image>
          <draw:image xlink:href="Pictures/100002010000034900000253FF922F221C80E007.png" xlink:type="simple" xlink:show="embed" xlink:actuate="onLoad" loext:mime-type="image/png"/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 xml:id="id11" draw:id="id11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46560000741E00005222858E66C9C8AC431A.svg" xlink:type="simple" xlink:show="embed" xlink:actuate="onLoad" loext:mime-type="image/svg+xml">
            <text:p/>
          </draw:image>
          <draw:image xlink:href="Pictures/1000020100000349000002531BE822AF390BE5D3.png" xlink:type="simple" xlink:show="embed" xlink:actuate="onLoad" loext:mime-type="image/png"/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2T1" xml:id="id12" draw:id="id12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4D9E0000741E00005222C3B2D930D6739838.svg" xlink:type="simple" xlink:show="embed" xlink:actuate="onLoad" loext:mime-type="image/svg+xml">
            <text:p/>
          </draw:image>
          <draw:image xlink:href="Pictures/100002010000034900000253831EC5E590510090.png" xlink:type="simple" xlink:show="embed" xlink:actuate="onLoad" loext:mime-type="image/png"/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2T1" xml:id="id13" draw:id="id13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52D20000741E00005222DC5F5D4A4E986EF5.svg" xlink:type="simple" xlink:show="embed" xlink:actuate="onLoad" loext:mime-type="image/svg+xml">
            <text:p/>
          </draw:image>
          <draw:image xlink:href="Pictures/10000201000003490000025320E4796D06A983B7.png" xlink:type="simple" xlink:show="embed" xlink:actuate="onLoad" loext:mime-type="image/png"/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 xml:id="id14" draw:id="id14">
        <draw:frame draw:style-name="gr5" draw:text-style-name="P1" draw:layer="layout" svg:width="27.226cm" svg:height="19.249cm" svg:x="1.174cm" svg:y="1.021cm" presentation:class="graphic" presentation:user-transformed="true">
          <draw:image xlink:href="Pictures/100057FE0000741E000052229E3BE9C7A9DD6692.svg" xlink:type="simple" xlink:show="embed" xlink:actuate="onLoad" loext:mime-type="image/svg+xml">
            <text:p/>
          </draw:image>
          <draw:image xlink:href="Pictures/100002010000034900000253E4FD9B8DC19817AA.png" xlink:type="simple" xlink:show="embed" xlink:actuate="onLoad" loext:mime-type="image/png"/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xml:id="id15" draw:id="id15">
        <draw:frame draw:style-name="gr6" draw:text-style-name="P6" draw:layer="layout" svg:width="26.8cm" svg:height="2.2cm" svg:x="1.6cm" svg:y="1.4cm">
          <draw:text-box>
            <text:p text:style-name="P1"><text:span text:style-name="T4">TA-NIA-NA-NIAAAAAAA!</text:span></text:p>
          </draw:text-box>
        </draw:frame>
        <draw:frame draw:style-name="gr1" draw:text-style-name="P1" draw:layer="layout" svg:width="15.384cm" svg:height="17.23cm" svg:x="12.193cm" svg:y="3.77cm">
          <draw:image xlink:href="Pictures/1000000000000352000003B828830E48FD4E81C3.jpg" xlink:type="simple" xlink:show="embed" xlink:actuate="onLoad" loext:mime-type="image/jpeg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26.729cm" svg:height="3.506cm" svg:x="1.484cm" svg:y="0.837cm" presentation:class="title" presentation:placeholder="true">
        <draw:text-box/>
      </draw:frame>
      <draw:frame presentation:style-name="Predeterminado-outline1" draw:layer="backgroundobjects" svg:width="26.729cm" svg:height="12.179cm" svg:x="1.484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3:14:10.529913708</meta:creation-date>
    <meta:editing-cycles>3</meta:editing-cycles>
    <meta:editing-duration>PT11M50S</meta:editing-duration>
    <dc:date>2022-08-03T17:50:30.464158584</dc:date>
    <meta:generator>LibreOffice/6.4.7.2$Linux_X86_64 LibreOffice_project/40$Build-2</meta:generator>
    <meta:document-statistic meta:object-count="69"/>
  </office:meta>
</office:document-meta>
</file>